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1" calcext:value-type="currency">
            <text:p>50,51 €</text:p>
          </table:table-cell>
          <table:table-cell table:style-name="ce28" table:formula="of:=[.N29]+[.M30]" office:value-type="currency" office:currency="EUR" office:value="601.38" calcext:value-type="currency">
            <text:p>601,38 €</text:p>
          </table:table-cell>
          <table:table-cell table:style-name="ce29" table:formula="of:=[.A30]*budgetjour-[.N30]" office:value-type="currency" office:currency="EUR" office:value="268.62" calcext:value-type="currency">
            <text:p>268,6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table:number-columns-repeated="2"/>
          <table:table-cell table:formula="of:=[.F30]+[.E31]" office:value-type="float" office:value="1958" calcext:value-type="float">
            <text:p>1958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601.38" calcext:value-type="currency">
            <text:p>601,38 €</text:p>
          </table:table-cell>
          <table:table-cell table:style-name="ce29" table:formula="of:=[.A31]*budgetjour-[.N31]" office:value-type="currency" office:currency="EUR" office:value="298.62" calcext:value-type="currency">
            <text:p>298,62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style-name="ce28" table:formula="of:=SUM([.M2:.M24])" office:value-type="currency" office:currency="EUR" office:value="466.73" calcext:value-type="currency">
            <text:p>466,73 €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0:42:44.6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30T10:45:49.788000000</dc:date>
    <meta:editing-duration>P4DT2H18M34S</meta:editing-duration>
    <meta:editing-cycles>69</meta:editing-cycles>
    <meta:generator>LibreOffice/7.1.2.2$Windows_X86_64 LibreOffice_project/8a45595d069ef5570103caea1b71cc9d82b2aae4</meta:generator>
    <meta:document-statistic meta:table-count="2" meta:cell-count="480" meta:object-count="0"/>
    <meta:user-defined meta:name="Info 1"/>
    <meta:user-defined meta:name="Info 2"/>
    <meta:user-defined meta:name="Info 3"/>
    <meta:user-defined meta:name="Info 4"/>
  </office:meta>
</office:document-meta>
</file>